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3f46" officeooo:paragraph-rsid="00183f46"/>
    </style:style>
    <style:style style:name="P2" style:family="paragraph" style:parent-style-name="Standard">
      <style:text-properties officeooo:paragraph-rsid="0019fd5c"/>
    </style:style>
    <style:style style:name="P3" style:family="paragraph" style:parent-style-name="Standard">
      <style:text-properties officeooo:rsid="0019fd5c" officeooo:paragraph-rsid="0019fd5c"/>
    </style:style>
    <style:style style:name="P4" style:family="paragraph" style:parent-style-name="Standard">
      <style:text-properties officeooo:paragraph-rsid="001d5c35"/>
    </style:style>
    <style:style style:name="T1" style:family="text">
      <style:text-properties officeooo:rsid="00183f46"/>
    </style:style>
    <style:style style:name="T2" style:family="text">
      <style:text-properties officeooo:rsid="0019fd5c"/>
    </style:style>
    <style:style style:name="T3" style:family="text">
      <style:text-properties officeooo:rsid="001b1dd8"/>
    </style:style>
    <style:style style:name="T4" style:family="text">
      <style:text-properties officeooo:rsid="001cfbc9"/>
    </style:style>
    <style:style style:name="T5" style:family="text">
      <style:text-properties officeooo:rsid="001d5c35"/>
    </style:style>
    <style:style style:name="T6" style:family="text">
      <style:text-properties officeooo:rsid="001f0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 this exercise I chose potatoes because they’re my primary vegetable, and fish because if I ever went back to eating meat it’d just be fish, and I haven’t researched them all that much before. </text:p>
      <text:p text:style-name="P1"/>
      <text:p text:style-name="P1">Potatoes:</text:p>
      <text:p text:style-name="P2"><text:span text:style-name="T1"><text:tab/>Largely come from from farms in Idaho, and Washington, with Wisconsin in third place but trailing WA by a good deal. I checked the potatoes I currently have and they’re all from Idaho. </text:span>Chlorpropham <text:span text:style-name="T1">appears to be the most common of pesticides used on potatoes by a good margin, followed by Imadacloprid. </text:span><text:span text:style-name="T2">It also looks like </text:span>chlorothalonil <text:span text:style-name="T2">and mancozeb are common fungicides for potatoes to protect against blight, but in my research I also found references to “home remedies” that involved dish soap and baking soda. </text:span><text:span text:style-name="T3">Based on one of my sources, the top 5 producing potato farms in the world total just over 750,000 acres of farmland, but not all of that land is dedicated to potatoes. </text:span><text:span text:style-name="T4">Smaller potato crops, like a home garden, are nice in that they </text:span><text:span text:style-name="T6">often </text:span><text:span text:style-name="T4">don’t require additional irrigation and can rely simply on rain, but large farmlands almost always rely on some form </text:span><text:span text:style-name="T6">of </text:span><text:span text:style-name="T4">irrigation like sprinklers.</text:span><text:span text:style-name="T3"> </text:span><text:span text:style-name="T1">Before </text:span><text:span text:style-name="T6">Covid19</text:span><text:span text:style-name="T1">, I got most of my potatoes from farmer’</text:span><text:span text:style-name="T6">s</text:span><text:span text:style-name="T1"> markets, or grew them myself, so I didn’t have to worry as much about pesticides and the like, but now that I get more </text:span><text:span text:style-name="T6">potatoes</text:span><text:span text:style-name="T1"> from the store I really should be looking for organic options.</text:span></text:p>
      <text:p text:style-name="P2"/>
      <text:p text:style-name="P3">Fish:</text:p>
      <text:p text:style-name="P3"><text:tab/><text:span text:style-name="T3">Seafood origin is harder to quantify since wild seafood is so much more regional. In the US, Alaska leads the country as a leading fish exporter by a very large margin with Louisiana in second place. Almost all of the fish I ever used to eat was either canned tuna, or frozen Alaskan Pollock. </text:span><text:span text:style-name="T4">The majority of canned tuna in the US seems to be imported from Ecuador, Mexico, and South Korea. In order for wild caught fish to be classified as organic, the fishing grounds need to meet certain standards of water quality, and not be artificially fed. Considering that the majority of my past fish consumption was very cheap fish, </text:span><text:span text:style-name="T6">produced by very large corporations,</text:span><text:span text:style-name="T4"> I doubt they were organic. Much of it may have not even been wild caught, but rather farmed, though there is debate as to which is better to eat regarding health standards and ethics. Some of this fish farming involve massive man-made bodies of water, while other are essentially cages dropped in natural waters. These farmed fish are frequently packed in as tightly as possible and often produced with growth hormones, </text:span><text:span text:style-name="T5">pesticides, and antibiotics, which greatly contribute to water pollution. </text:span></text:p>
      <text:p text:style-name="P3"/>
      <text:p text:style-name="P3"/>
      <text:p text:style-name="P4"><text:span text:style-name="T5">While fish aren’t quite as high up in the food chain as major predators or common red meat sources, they’re certainly not producers. Potatoes have their own costs, but this research has confirmed that meat is generally a higher cost in multiple ways. I really should eat more organic locally grown fresh fruits and vegetables, but I’m still doing much better than the majority of people. That said, a balanced diet does rely on things commonly found in meats, like protein, iron, and healthy fats that can be difficulty to find elsewhere. I eat a lot of beans which certainly helps but even still I supplement my diet with a multivitamin and iron supplement, but I’ve never really looked at where those supplements come from and or what they’re made of. </text:span><text:span text:style-name="T6">In this day and age, it’s really easy to just eat whatever food we’re used to getting without ever doing the research to understand its origin and costs. With all of the varying foods available to us, we have the luxury of being picky, if we take the time to do that research and choose our food responsibly.</text:span></text:p>
      <text:p text:style-name="P1"/>
      <text:p text:style-name="P1"/>
      <text:p text:style-name="P3">I didn’t do a whole lot of fact checking or source background checking. I do think these sources were good enough for casual research like this, I wouldn’t consider this publish grade research.</text:p>
      <text:p text:style-name="P1">Sources:</text:p>
      <text:p text:style-name="P1"><text:tab/><text:a xlink:type="simple" xlink:href="https://www.potatogrower.com/2019/09/the-uss-five-biggest-farms" text:style-name="Internet_20_link" text:visited-style-name="Visited_20_Internet_20_Link">https://www.potatogrower.com/2019/09/the-uss-five-biggest-farms</text:a></text:p>
      <text:p text:style-name="P1"><text:soft-page-break/><text:tab/><text:a xlink:type="simple" xlink:href="https://www.statista.com/statistics/382166/us-potato-production-by-state/" text:style-name="Internet_20_link" text:visited-style-name="Visited_20_Internet_20_Link">https://www.statista.com/statistics/382166/us-potato-production-by-state/</text:a></text:p>
      <text:p text:style-name="P1"><text:tab/><text:a xlink:type="simple" xlink:href="https://www.whatsonmyfood.org/food.jsp?food=PO" text:style-name="Internet_20_link" text:visited-style-name="Visited_20_Internet_20_Link">https://www.whatsonmyfood.org/food.jsp?food=PO</text:a></text:p>
      <text:p text:style-name="P1"><text:tab/><text:a xlink:type="simple" xlink:href="https://www.canr.msu.edu/news/fungicides_for_late_blight_control_in_potatoes" text:style-name="Internet_20_link" text:visited-style-name="Visited_20_Internet_20_Link">https://www.canr.msu.edu/news/fungicides_for_late_blight_control_in_potatoes</text:a></text:p>
      <text:p text:style-name="P1"><text:tab/><text:a xlink:type="simple" xlink:href="https://www2.ipm.ucanr.edu/agriculture/potato/Irrigation/" text:style-name="Internet_20_link" text:visited-style-name="Visited_20_Internet_20_Link">https://www2.ipm.ucanr.edu/agriculture/potato/Irrigation/</text:a></text:p>
      <text:p text:style-name="P1"/>
      <text:p text:style-name="P1"><text:tab/><text:a xlink:type="simple" xlink:href="https://www.statista.com/statistics/195214/total-us-seafood-industry-landings-by-state/" text:style-name="Internet_20_link" text:visited-style-name="Visited_20_Internet_20_Link">https://www.statista.com/statistics/195214/total-us-seafood-industry-landings-by-state/</text:a></text:p>
      <text:p text:style-name="P1"><text:tab/><text:a xlink:type="simple" xlink:href="https://www.seafoodhealthfacts.org/seafood-choices/description-top-commercial-seafood-items/canned-tuna" text:style-name="Internet_20_link" text:visited-style-name="Visited_20_Internet_20_Link">https://www.seafoodhealthfacts.org/seafood-choices/description-top-commercial-seafood-items/canned-tuna</text:a></text:p>
      <text:p text:style-name="P1"><text:tab/><text:a xlink:type="simple" xlink:href="https://www.drweil.com/diet-nutrition/food-safety/organic-salmon-confusion-in-the-fish-market/" text:style-name="Internet_20_link" text:visited-style-name="Visited_20_Internet_20_Link">https://www.drweil.com/diet-nutrition/food-safety/organic-salmon-confusion-in-the-fish-market/</text:a></text:p>
      <text:p text:style-name="P1"><text:tab/><text:a xlink:type="simple" xlink:href="https://beyondpesticides.org/dailynewsblog/2018/05/pesticides-contaminate-fish-farms-lawsuit-canada-moves-forward/" text:style-name="Internet_20_link" text:visited-style-name="Visited_20_Internet_20_Link">https://beyondpesticides.org/dailynewsblog/2018/05/pesticides-contaminate-fish-farms-lawsuit-canada-moves-forward/</text:a></text:p>
      <text:p text:style-name="P1"><text:tab/></text:p>
      <text:p text:style-name="P1"><text:tab/></text:p>
      <text:p text:style-name="P1"><text:tab/></text:p>
      <text:p text:style-name="P1"><text:tab/></text:p>
      <text:p text:style-name="P1"><text:tab/></text:p>
      <text:p text:style-name="P1"><text:tab/></text:p>
      <text:p text:style-name="P1"><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3T21:12:09.242000000</meta:creation-date>
    <dc:date>2020-10-23T22:12:59.084000000</dc:date>
    <meta:editing-duration>PT7M49S</meta:editing-duration>
    <meta:editing-cycles>1</meta:editing-cycles>
    <meta:document-statistic meta:table-count="0" meta:image-count="0" meta:object-count="0" meta:page-count="2" meta:paragraph-count="24" meta:word-count="666" meta:character-count="4509" meta:non-whitespace-character-count="3840"/>
    <meta:generator>LibreOffice/7.0.1.2$Windows_X86_64 LibreOffice_project/7cbcfc562f6eb6708b5ff7d7397325de9e764452</meta:generator>
  </office:meta>
</office:document-meta>
</file>